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8.569.</text:p>
          </table:table-cell>
          <table:table-cell table:number-columns-repeated="2"/>
          <table:table-cell office:value-type="string" calcext:value-type="string">
            <text:p>1456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9" office:value-type="string" calcext:value-type="string">
            <text:p>85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354.645</text:p>
          </table:table-cell>
          <table:table-cell table:number-columns-repeated="2"/>
          <table:table-cell office:value-type="string" calcext:value-type="string">
            <text:p>2127.8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6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 table:number-rows-repeated="2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Default" office:value-type="string" calcext:value-type="string">
            <text:p>+14.4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Default" office:value-type="string" calcext:value-type="string">
            <text:p>6.29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755.98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office:value-type="string" calcext:value-type="string">
            <text:p>23.9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7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.00.0000</text:date>, <text:time style:data-style-name="N2" text:time-value="00:23:02.83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09-27T00:33:32.307000000</dc:date>
    <meta:editing-duration>P1DT10H11M36S</meta:editing-duration>
    <meta:editing-cycles>643</meta:editing-cycles>
    <meta:document-statistic meta:table-count="1" meta:cell-count="3222" meta:object-count="0"/>
  </office:meta>
</office:document-meta>
</file>